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2b9" officeooo:paragraph-rsid="000652b9"/>
    </style:style>
    <style:style style:name="P2" style:family="paragraph" style:parent-style-name="Standard">
      <style:text-properties fo:font-size="14pt" officeooo:rsid="000652b9" officeooo:paragraph-rsid="000652b9" style:font-size-asian="14pt" style:font-size-complex="14pt"/>
    </style:style>
    <style:style style:name="P3" style:family="paragraph" style:parent-style-name="Standard">
      <style:text-properties fo:font-size="14pt" fo:font-weight="bold" officeooo:rsid="000652b9" officeooo:paragraph-rsid="000652b9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70bc9" officeooo:paragraph-rsid="00070bc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7ac446" officeooo:paragraph-rsid="007ac446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ceffb" officeooo:paragraph-rsid="007ceffb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a51648" officeooo:paragraph-rsid="00a51648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officeooo:rsid="000b9f47" officeooo:paragraph-rsid="000b9f47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0b9f47" officeooo:paragraph-rsid="007de6d3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0d11ee" officeooo:paragraph-rsid="000d11ee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0d11ee" officeooo:paragraph-rsid="008531c0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4441f" officeooo:paragraph-rsid="0014441f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24af8b" officeooo:paragraph-rsid="0024af8b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24af8b" officeooo:paragraph-rsid="0024af8b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28431d" officeooo:paragraph-rsid="0028431d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28431d" officeooo:paragraph-rsid="002a39fd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2e0aaf" officeooo:paragraph-rsid="002e0aaf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2fec47" officeooo:paragraph-rsid="002fec47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317fc4" officeooo:paragraph-rsid="00317fc4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317fc4" officeooo:paragraph-rsid="0033b0b0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rsid="00317fc4" officeooo:paragraph-rsid="003dd214" style:font-size-asian="12.25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317fc4" officeooo:paragraph-rsid="00446c07" style:font-size-asian="12.25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317fc4" officeooo:paragraph-rsid="00468717" style:font-size-asian="12.25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04c0cd8" officeooo:paragraph-rsid="004c0cd8" style:font-size-asian="12.25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normal" officeooo:rsid="00567546" officeooo:paragraph-rsid="00567546" style:font-size-asian="12.25pt" style:font-weight-asian="normal" style:font-size-complex="14pt" style:font-weight-complex="normal"/>
    </style:style>
    <style:style style:name="P26" style:family="paragraph" style:parent-style-name="Standard">
      <style:text-properties fo:font-size="14pt" fo:font-weight="normal" officeooo:rsid="00590385" officeooo:paragraph-rsid="00590385" style:font-size-asian="12.25pt" style:font-weight-asian="normal" style:font-size-complex="14pt" style:font-weight-complex="normal"/>
    </style:style>
    <style:style style:name="P27" style:family="paragraph" style:parent-style-name="Standard">
      <style:text-properties fo:font-size="14pt" fo:font-weight="normal" officeooo:rsid="00590385" officeooo:paragraph-rsid="0061b727" style:font-size-asian="12.25pt" style:font-weight-asian="normal" style:font-size-complex="14pt" style:font-weight-complex="normal"/>
    </style:style>
    <style:style style:name="P28" style:family="paragraph" style:parent-style-name="Standard">
      <style:text-properties fo:font-size="14pt" fo:font-weight="normal" officeooo:rsid="00590385" officeooo:paragraph-rsid="0099e619" style:font-size-asian="12.25pt" style:font-weight-asian="normal" style:font-size-complex="14pt" style:font-weight-complex="normal"/>
    </style:style>
    <style:style style:name="P29" style:family="paragraph" style:parent-style-name="Standard">
      <style:text-properties fo:font-size="14pt" fo:font-weight="normal" officeooo:rsid="006e5cab" officeooo:paragraph-rsid="006e5cab" style:font-size-asian="12.25pt" style:font-weight-asian="normal" style:font-size-complex="14pt" style:font-weight-complex="normal"/>
    </style:style>
    <style:style style:name="P30" style:family="paragraph" style:parent-style-name="Standard">
      <style:text-properties fo:font-size="14pt" fo:font-weight="normal" officeooo:rsid="006e5cab" officeooo:paragraph-rsid="00912d58" style:font-size-asian="12.25pt" style:font-weight-asian="normal" style:font-size-complex="14pt" style:font-weight-complex="normal"/>
    </style:style>
    <style:style style:name="P31" style:family="paragraph" style:parent-style-name="Standard">
      <style:text-properties fo:font-size="14pt" fo:font-weight="normal" officeooo:rsid="007bf2b0" officeooo:paragraph-rsid="007bf2b0" style:font-size-asian="12.25pt" style:font-weight-asian="normal" style:font-size-complex="14pt" style:font-weight-complex="normal"/>
    </style:style>
    <style:style style:name="P32" style:family="paragraph" style:parent-style-name="Standard">
      <style:text-properties fo:font-size="14pt" fo:font-weight="normal" officeooo:rsid="0011f0d6" officeooo:paragraph-rsid="000d11ee" style:font-size-asian="12.25pt" style:font-weight-asian="normal" style:font-size-complex="14pt" style:font-weight-complex="normal"/>
    </style:style>
    <style:style style:name="P33" style:family="paragraph" style:parent-style-name="Standard">
      <style:text-properties fo:font-size="14pt" fo:font-weight="normal" officeooo:rsid="0033785c" officeooo:paragraph-rsid="0033b0b0" style:font-size-asian="12.25pt" style:font-weight-asian="normal" style:font-size-complex="14pt" style:font-weight-complex="normal"/>
    </style:style>
    <style:style style:name="P34" style:family="paragraph" style:parent-style-name="Standard">
      <style:text-properties fo:font-size="14pt" fo:font-weight="normal" officeooo:rsid="00954d9b" officeooo:paragraph-rsid="00954d9b" style:font-size-asian="12.25pt" style:font-weight-asian="normal" style:font-size-complex="14pt" style:font-weight-complex="normal"/>
    </style:style>
    <style:style style:name="P35" style:family="paragraph" style:parent-style-name="Standard">
      <style:text-properties fo:font-size="14pt" fo:font-weight="normal" officeooo:rsid="00172b0a" officeooo:paragraph-rsid="00172b0a" style:font-size-asian="12.25pt" style:font-weight-asian="normal" style:font-size-complex="14pt" style:font-weight-complex="normal"/>
    </style:style>
    <style:style style:name="P36" style:family="paragraph" style:parent-style-name="Standard">
      <style:text-properties fo:font-size="14pt" fo:font-weight="normal" officeooo:rsid="00070bc9" officeooo:paragraph-rsid="001eed14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fo:font-weight="normal" officeooo:rsid="009fd30b" officeooo:paragraph-rsid="009fd30b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size="14pt" fo:font-weight="normal" officeooo:rsid="00a23776" officeooo:paragraph-rsid="00a23776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fo:font-weight="normal" officeooo:rsid="001eed14" officeooo:paragraph-rsid="001eed14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4pt" fo:font-weight="normal" officeooo:rsid="00aeb154" officeooo:paragraph-rsid="00aeb154" style:font-size-asian="14pt" style:font-weight-asian="normal" style:font-size-complex="14pt" style:font-weight-complex="normal"/>
    </style:style>
    <style:style style:name="P41" style:family="paragraph" style:parent-style-name="Standard">
      <style:text-properties fo:font-size="16pt" fo:font-weight="bold" officeooo:rsid="00070bc9" officeooo:paragraph-rsid="00070bc9" style:font-size-asian="16pt" style:font-weight-asian="bold" style:font-size-complex="16pt" style:font-weight-complex="bold"/>
    </style:style>
    <style:style style:name="P42" style:family="paragraph" style:parent-style-name="Standard">
      <style:text-properties fo:font-size="16pt" fo:font-weight="bold" officeooo:rsid="000652b9" officeooo:paragraph-rsid="000652b9" style:font-size-asian="16pt" style:font-weight-asian="bold" style:font-size-complex="16pt" style:font-weight-complex="bold"/>
    </style:style>
    <style:style style:name="P43" style:family="paragraph" style:parent-style-name="Standard">
      <style:text-properties fo:font-size="16pt" fo:font-weight="bold" officeooo:rsid="0028431d" officeooo:paragraph-rsid="0028431d" style:font-size-asian="16pt" style:font-weight-asian="bold" style:font-size-complex="16pt" style:font-weight-complex="bold"/>
    </style:style>
    <style:style style:name="P44" style:family="paragraph" style:parent-style-name="Standard">
      <style:text-properties fo:font-size="16pt" fo:font-weight="normal" officeooo:rsid="007ac446" officeooo:paragraph-rsid="007ac446" style:font-size-asian="16pt" style:font-weight-asian="normal" style:font-size-complex="16pt" style:font-weight-complex="normal"/>
    </style:style>
    <style:style style:name="P45" style:family="paragraph" style:parent-style-name="Standard">
      <style:text-properties officeooo:paragraph-rsid="007de6d3"/>
    </style:style>
    <style:style style:name="P46" style:family="paragraph" style:parent-style-name="Standard">
      <style:text-properties style:font-name="Liberation Serif" fo:font-size="14pt" fo:font-weight="normal" officeooo:rsid="00a52f13" officeooo:paragraph-rsid="00a6864f" style:font-size-asian="14pt" style:font-weight-asian="normal" style:font-size-complex="14pt" style:font-weight-complex="normal"/>
    </style:style>
    <style:style style:name="P47" style:family="paragraph" style:parent-style-name="Standard">
      <style:text-properties style:font-name="Liberation Serif" fo:font-size="14pt" fo:font-weight="normal" officeooo:rsid="00a52f13" officeooo:paragraph-rsid="00a8cc5b" style:font-size-asian="14pt" style:font-weight-asian="normal" style:font-size-complex="14pt" style:font-weight-complex="normal"/>
    </style:style>
    <style:style style:name="P48" style:family="paragraph" style:parent-style-name="Standard">
      <style:text-properties style:font-name="Liberation Serif" fo:font-size="14pt" fo:font-weight="normal" officeooo:rsid="00a52f13" officeooo:paragraph-rsid="00ad8393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style:font-name="Liberation Serif" fo:font-size="14pt" fo:font-style="normal" fo:font-weight="normal" officeooo:rsid="00a59253" officeooo:paragraph-rsid="00a6864f" style:font-size-asian="14pt" style:font-style-asian="normal" style:font-weight-asian="normal" style:font-size-complex="14pt" style:font-weight-complex="normal"/>
    </style:style>
    <style:style style:name="P50" style:family="paragraph" style:parent-style-name="Standard">
      <style:text-properties fo:color="#000000" loext:opacity="100%" style:font-name="Liberation Serif" fo:font-size="14pt" fo:font-style="normal" fo:font-weight="normal" officeooo:rsid="00a6864f" officeooo:paragraph-rsid="00a6864f" style:font-size-asian="14pt" style:font-style-asian="normal" style:font-weight-asian="normal" style:font-size-complex="14pt" style:font-weight-complex="normal"/>
    </style:style>
    <style:style style:name="P51" style:family="paragraph" style:parent-style-name="Standard">
      <style:text-properties fo:color="#111111" loext:opacity="100%" style:font-name="Liberation Serif" fo:font-size="14pt" fo:font-style="normal" fo:font-weight="normal" officeooo:rsid="00a85a7a" officeooo:paragraph-rsid="00a6864f" style:font-size-asian="14pt" style:font-style-asian="normal" style:font-weight-asian="normal" style:font-size-complex="14pt" style:font-weight-complex="normal"/>
    </style:style>
    <style:style style:name="P52" style:family="paragraph" style:parent-style-name="Standard">
      <style:text-properties fo:color="#111111" loext:opacity="100%" style:font-name="Liberation Serif" fo:font-size="14pt" fo:font-style="normal" fo:font-weight="normal" officeooo:rsid="00aab4ce" officeooo:paragraph-rsid="00a8cc5b" style:font-size-asian="14pt" style:font-style-asian="normal" style:font-weight-asian="normal" style:font-size-complex="14pt" style:font-weight-complex="normal"/>
    </style:style>
    <style:style style:name="P53" style:family="paragraph" style:parent-style-name="Standard">
      <style:text-properties fo:font-size="14pt" fo:font-weight="normal" officeooo:rsid="001eed14" officeooo:paragraph-rsid="001eed14" style:font-size-asian="14pt" style:font-weight-asian="normal" style:font-size-complex="14pt" style:font-weight-complex="normal"/>
    </style:style>
    <style:style style:name="P54" style:family="paragraph" style:parent-style-name="Standard">
      <style:text-properties fo:font-size="14pt" fo:font-weight="normal" officeooo:rsid="00590385" officeooo:paragraph-rsid="0061b727" style:font-size-asian="12.25pt" style:font-weight-asian="normal" style:font-size-complex="14pt" style:font-weight-complex="normal"/>
    </style:style>
    <style:style style:name="T1" style:family="text">
      <style:text-properties officeooo:rsid="0007306f"/>
    </style:style>
    <style:style style:name="T2" style:family="text">
      <style:text-properties officeooo:rsid="00089f42"/>
    </style:style>
    <style:style style:name="T3" style:family="text">
      <style:text-properties officeooo:rsid="000a77e5"/>
    </style:style>
    <style:style style:name="T4" style:family="text">
      <style:text-properties officeooo:rsid="000d11ee"/>
    </style:style>
    <style:style style:name="T5" style:family="text">
      <style:text-properties officeooo:rsid="0017a01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9325a" style:font-weight-asian="bold" style:font-weight-complex="bold"/>
    </style:style>
    <style:style style:name="T8" style:family="text">
      <style:text-properties fo:font-weight="bold" officeooo:rsid="00322f15" style:font-weight-asian="bold" style:font-weight-complex="bold"/>
    </style:style>
    <style:style style:name="T9" style:family="text">
      <style:text-properties fo:font-weight="bold" officeooo:rsid="0037e564" style:font-weight-asian="bold" style:font-weight-complex="bold"/>
    </style:style>
    <style:style style:name="T10" style:family="text">
      <style:text-properties fo:font-weight="bold" officeooo:rsid="00399abe" style:font-weight-asian="bold" style:font-weight-complex="bold"/>
    </style:style>
    <style:style style:name="T11" style:family="text">
      <style:text-properties fo:font-weight="bold" officeooo:rsid="003b67ed" style:font-weight-asian="bold" style:font-weight-complex="bold"/>
    </style:style>
    <style:style style:name="T12" style:family="text">
      <style:text-properties fo:font-weight="bold" officeooo:rsid="0040fd7b" style:font-weight-asian="bold" style:font-weight-complex="bold"/>
    </style:style>
    <style:style style:name="T13" style:family="text">
      <style:text-properties fo:font-weight="bold" officeooo:rsid="00446c07" style:font-weight-asian="bold" style:font-weight-complex="bold"/>
    </style:style>
    <style:style style:name="T14" style:family="text">
      <style:text-properties fo:font-weight="bold" officeooo:rsid="0045f69c" style:font-weight-asian="bold" style:font-weight-complex="bold"/>
    </style:style>
    <style:style style:name="T15" style:family="text">
      <style:text-properties fo:font-weight="bold" officeooo:rsid="00468717" style:font-weight-asian="bold" style:font-weight-complex="bold"/>
    </style:style>
    <style:style style:name="T16" style:family="text">
      <style:text-properties fo:font-weight="bold" officeooo:rsid="00483dc4" style:font-weight-asian="bold" style:font-weight-complex="bold"/>
    </style:style>
    <style:style style:name="T17" style:family="text">
      <style:text-properties fo:font-weight="bold" officeooo:rsid="004d34fd" style:font-weight-asian="bold" style:font-weight-complex="bold"/>
    </style:style>
    <style:style style:name="T18" style:family="text">
      <style:text-properties fo:font-weight="bold" officeooo:rsid="00523331" style:font-weight-asian="bold" style:font-weight-complex="bold"/>
    </style:style>
    <style:style style:name="T19" style:family="text">
      <style:text-properties fo:font-weight="bold" officeooo:rsid="005429e4" style:font-weight-asian="bold" style:font-weight-complex="bold"/>
    </style:style>
    <style:style style:name="T20" style:family="text">
      <style:text-properties fo:font-weight="bold" officeooo:rsid="005a709a" style:font-weight-asian="bold" style:font-weight-complex="bold"/>
    </style:style>
    <style:style style:name="T21" style:family="text">
      <style:text-properties fo:font-weight="bold" officeooo:rsid="005f8688" style:font-weight-asian="bold" style:font-weight-complex="bold"/>
    </style:style>
    <style:style style:name="T22" style:family="text">
      <style:text-properties fo:font-weight="bold" officeooo:rsid="0063ae86" style:font-weight-asian="bold" style:font-weight-complex="bold"/>
    </style:style>
    <style:style style:name="T23" style:family="text">
      <style:text-properties fo:font-weight="bold" officeooo:rsid="00661a82" style:font-weight-asian="bold" style:font-weight-complex="bold"/>
    </style:style>
    <style:style style:name="T24" style:family="text">
      <style:text-properties fo:font-weight="bold" officeooo:rsid="006859f7" style:font-weight-asian="bold" style:font-weight-complex="bold"/>
    </style:style>
    <style:style style:name="T25" style:family="text">
      <style:text-properties fo:font-weight="bold" officeooo:rsid="006e1698" style:font-weight-asian="bold" style:font-weight-complex="bold"/>
    </style:style>
    <style:style style:name="T26" style:family="text">
      <style:text-properties fo:font-weight="bold" officeooo:rsid="00709acc" style:font-weight-asian="bold" style:font-weight-complex="bold"/>
    </style:style>
    <style:style style:name="T27" style:family="text">
      <style:text-properties fo:font-weight="bold" officeooo:rsid="0070b280" style:font-weight-asian="bold" style:font-weight-complex="bold"/>
    </style:style>
    <style:style style:name="T28" style:family="text">
      <style:text-properties fo:font-weight="bold" officeooo:rsid="0080adcc" style:font-weight-asian="bold" style:font-weight-complex="bold"/>
    </style:style>
    <style:style style:name="T29" style:family="text">
      <style:text-properties fo:font-weight="bold" officeooo:rsid="008d1139" style:font-weight-asian="bold" style:font-weight-complex="bold"/>
    </style:style>
    <style:style style:name="T30" style:family="text">
      <style:text-properties fo:font-weight="bold" officeooo:rsid="00961ba1" style:font-weight-asian="bold" style:font-weight-complex="bold"/>
    </style:style>
    <style:style style:name="T31" style:family="text">
      <style:text-properties fo:font-weight="bold" officeooo:rsid="00989325" style:font-weight-asian="bold" style:font-weight-complex="bold"/>
    </style:style>
    <style:style style:name="T32" style:family="text">
      <style:text-properties fo:font-weight="bold" officeooo:rsid="0099e619" style:font-weight-asian="bold" style:font-weight-complex="bold"/>
    </style:style>
    <style:style style:name="T33" style:family="text">
      <style:text-properties fo:font-weight="bold" officeooo:rsid="009b6905" style:font-weight-asian="bold" style:font-weight-complex="bold"/>
    </style:style>
    <style:style style:name="T34" style:family="text">
      <style:text-properties fo:font-weight="bold" officeooo:rsid="009c10fd" style:font-weight-asian="bold" style:font-weight-complex="bold"/>
    </style:style>
    <style:style style:name="T35" style:family="text">
      <style:text-properties fo:font-weight="bold" officeooo:rsid="00b2e74e" style:font-weight-asian="bold" style:font-weight-complex="bold"/>
    </style:style>
    <style:style style:name="T36" style:family="text">
      <style:text-properties fo:font-weight="bold" officeooo:rsid="00b76e34" style:font-weight-asian="bold" style:font-weight-complex="bold"/>
    </style:style>
    <style:style style:name="T37" style:family="text">
      <style:text-properties fo:font-weight="bold" officeooo:rsid="00b9f1cd" style:font-weight-asian="bold" style:font-weight-complex="bold"/>
    </style:style>
    <style:style style:name="T38" style:family="text">
      <style:text-properties fo:font-weight="bold" officeooo:rsid="00ba30b3" style:font-weight-asian="bold" style:font-weight-complex="bold"/>
    </style:style>
    <style:style style:name="T39" style:family="text">
      <style:text-properties fo:font-weight="bold" officeooo:rsid="00bbefb0" style:font-weight-asian="bold" style:font-weight-complex="bold"/>
    </style:style>
    <style:style style:name="T40" style:family="text">
      <style:text-properties officeooo:rsid="002718ee"/>
    </style:style>
    <style:style style:name="T41" style:family="text">
      <style:text-properties officeooo:rsid="0029325a"/>
    </style:style>
    <style:style style:name="T42" style:family="text">
      <style:text-properties officeooo:rsid="002a39fd"/>
    </style:style>
    <style:style style:name="T43" style:family="text">
      <style:text-properties officeooo:rsid="002c19ae"/>
    </style:style>
    <style:style style:name="T44" style:family="text">
      <style:text-properties officeooo:rsid="002c41f1"/>
    </style:style>
    <style:style style:name="T45" style:family="text">
      <style:text-properties officeooo:rsid="002ce51c"/>
    </style:style>
    <style:style style:name="T46" style:family="text">
      <style:text-properties fo:font-size="14pt" fo:font-weight="normal" officeooo:rsid="000b9f47" style:font-size-asian="12.25pt" style:font-weight-asian="normal" style:font-size-complex="14pt" style:font-weight-complex="normal"/>
    </style:style>
    <style:style style:name="T47" style:family="text">
      <style:text-properties officeooo:rsid="002e0eab"/>
    </style:style>
    <style:style style:name="T48" style:family="text">
      <style:text-properties officeooo:rsid="002e42ea"/>
    </style:style>
    <style:style style:name="T49" style:family="text">
      <style:text-properties officeooo:rsid="00304d51"/>
    </style:style>
    <style:style style:name="T50" style:family="text">
      <style:text-properties officeooo:rsid="0031c35e"/>
    </style:style>
    <style:style style:name="T51" style:family="text">
      <style:text-properties officeooo:rsid="00322f15"/>
    </style:style>
    <style:style style:name="T52" style:family="text">
      <style:text-properties officeooo:rsid="0033785c"/>
    </style:style>
    <style:style style:name="T53" style:family="text">
      <style:text-properties officeooo:rsid="00355c80"/>
    </style:style>
    <style:style style:name="T54" style:family="text">
      <style:text-properties officeooo:rsid="0036bae2"/>
    </style:style>
    <style:style style:name="T55" style:family="text">
      <style:text-properties officeooo:rsid="0036fbde"/>
    </style:style>
    <style:style style:name="T56" style:family="text">
      <style:text-properties officeooo:rsid="0037e564"/>
    </style:style>
    <style:style style:name="T57" style:family="text">
      <style:text-properties officeooo:rsid="00383cec"/>
    </style:style>
    <style:style style:name="T58" style:family="text">
      <style:text-properties officeooo:rsid="00399abe"/>
    </style:style>
    <style:style style:name="T59" style:family="text">
      <style:text-properties officeooo:rsid="003a89df"/>
    </style:style>
    <style:style style:name="T60" style:family="text">
      <style:text-properties officeooo:rsid="003b67ed"/>
    </style:style>
    <style:style style:name="T61" style:family="text">
      <style:text-properties officeooo:rsid="003c9d25"/>
    </style:style>
    <style:style style:name="T62" style:family="text">
      <style:text-properties officeooo:rsid="003dd138"/>
    </style:style>
    <style:style style:name="T63" style:family="text">
      <style:text-properties officeooo:rsid="003dd214"/>
    </style:style>
    <style:style style:name="T64" style:family="text">
      <style:text-properties officeooo:rsid="003f57bb"/>
    </style:style>
    <style:style style:name="T65" style:family="text">
      <style:text-properties officeooo:rsid="0040fd7b"/>
    </style:style>
    <style:style style:name="T66" style:family="text">
      <style:text-properties officeooo:rsid="00446c07"/>
    </style:style>
    <style:style style:name="T67" style:family="text">
      <style:text-properties officeooo:rsid="0045f69c"/>
    </style:style>
    <style:style style:name="T68" style:family="text">
      <style:text-properties officeooo:rsid="00468717"/>
    </style:style>
    <style:style style:name="T69" style:family="text">
      <style:text-properties officeooo:rsid="00483dc4"/>
    </style:style>
    <style:style style:name="T70" style:family="text">
      <style:text-properties officeooo:rsid="00486d6e"/>
    </style:style>
    <style:style style:name="T71" style:family="text">
      <style:text-properties officeooo:rsid="004934d2"/>
    </style:style>
    <style:style style:name="T72" style:family="text">
      <style:text-properties officeooo:rsid="004a764b"/>
    </style:style>
    <style:style style:name="T73" style:family="text">
      <style:text-properties officeooo:rsid="004c7dcf"/>
    </style:style>
    <style:style style:name="T74" style:family="text">
      <style:text-properties officeooo:rsid="004d34fd"/>
    </style:style>
    <style:style style:name="T75" style:family="text">
      <style:text-properties officeooo:rsid="004e7d01"/>
    </style:style>
    <style:style style:name="T76" style:family="text">
      <style:text-properties officeooo:rsid="00507964"/>
    </style:style>
    <style:style style:name="T77" style:family="text">
      <style:text-properties officeooo:rsid="00523331"/>
    </style:style>
    <style:style style:name="T78" style:family="text">
      <style:text-properties officeooo:rsid="005333cb"/>
    </style:style>
    <style:style style:name="T79" style:family="text">
      <style:text-properties officeooo:rsid="005429e4"/>
    </style:style>
    <style:style style:name="T80" style:family="text">
      <style:text-properties officeooo:rsid="00549721"/>
    </style:style>
    <style:style style:name="T81" style:family="text">
      <style:text-properties officeooo:rsid="00582c40"/>
    </style:style>
    <style:style style:name="T82" style:family="text">
      <style:text-properties officeooo:rsid="00588a85"/>
    </style:style>
    <style:style style:name="T83" style:family="text">
      <style:text-properties officeooo:rsid="005a709a"/>
    </style:style>
    <style:style style:name="T84" style:family="text">
      <style:text-properties officeooo:rsid="005c92bd"/>
    </style:style>
    <style:style style:name="T85" style:family="text">
      <style:text-properties officeooo:rsid="005de1bd"/>
    </style:style>
    <style:style style:name="T86" style:family="text">
      <style:text-properties officeooo:rsid="005e4063"/>
    </style:style>
    <style:style style:name="T87" style:family="text">
      <style:text-properties officeooo:rsid="005f8688"/>
    </style:style>
    <style:style style:name="T88" style:family="text">
      <style:text-properties officeooo:rsid="0060cbed"/>
    </style:style>
    <style:style style:name="T89" style:family="text">
      <style:text-properties officeooo:rsid="0061b727"/>
    </style:style>
    <style:style style:name="T90" style:family="text">
      <style:text-properties officeooo:rsid="0063149e"/>
    </style:style>
    <style:style style:name="T91" style:family="text">
      <style:text-properties officeooo:rsid="0063ae86"/>
    </style:style>
    <style:style style:name="T92" style:family="text">
      <style:text-properties officeooo:rsid="00661a82"/>
    </style:style>
    <style:style style:name="T93" style:family="text">
      <style:text-properties officeooo:rsid="006705c7"/>
    </style:style>
    <style:style style:name="T94" style:family="text">
      <style:text-properties officeooo:rsid="006859f7"/>
    </style:style>
    <style:style style:name="T95" style:family="text">
      <style:text-properties officeooo:rsid="00692e30"/>
    </style:style>
    <style:style style:name="T96" style:family="text">
      <style:text-properties officeooo:rsid="006a941e"/>
    </style:style>
    <style:style style:name="T97" style:family="text">
      <style:text-properties officeooo:rsid="006e1698"/>
    </style:style>
    <style:style style:name="T98" style:family="text">
      <style:text-properties officeooo:rsid="006eb5d1"/>
    </style:style>
    <style:style style:name="T99" style:family="text">
      <style:text-properties officeooo:rsid="00709acc"/>
    </style:style>
    <style:style style:name="T100" style:family="text">
      <style:text-properties officeooo:rsid="0070b280"/>
    </style:style>
    <style:style style:name="T101" style:family="text">
      <style:text-properties officeooo:rsid="00729082"/>
    </style:style>
    <style:style style:name="T102" style:family="text">
      <style:text-properties officeooo:rsid="007360a0"/>
    </style:style>
    <style:style style:name="T103" style:family="text">
      <style:text-properties officeooo:rsid="0074c73e"/>
    </style:style>
    <style:style style:name="T104" style:family="text">
      <style:text-properties officeooo:rsid="0076a1db"/>
    </style:style>
    <style:style style:name="T105" style:family="text">
      <style:text-properties officeooo:rsid="007757a1"/>
    </style:style>
    <style:style style:name="T106" style:family="text">
      <style:text-properties officeooo:rsid="0078e537"/>
    </style:style>
    <style:style style:name="T107" style:family="text">
      <style:text-properties officeooo:rsid="007c4dec"/>
    </style:style>
    <style:style style:name="T108" style:family="text">
      <style:text-properties fo:color="#000000" loext:opacity="100%" style:font-name="Liberation Serif" fo:font-size="14pt" fo:font-style="normal" fo:font-weight="normal" style:font-size-asian="14pt" style:font-style-asian="normal" style:font-weight-asian="normal" style:font-size-complex="14pt"/>
    </style:style>
    <style:style style:name="T109" style:family="text">
      <style:text-properties fo:color="#000000" loext:opacity="100%" style:font-name="Liberation Serif" fo:font-style="normal" officeooo:rsid="008360bc" style:font-size-asian="14pt" style:font-style-asian="normal"/>
    </style:style>
    <style:style style:name="T110" style:family="text">
      <style:text-properties fo:color="#000000" loext:opacity="100%" style:font-name="Liberation Serif" fo:font-style="normal" officeooo:rsid="008531c0" style:font-size-asian="14pt" style:font-style-asian="normal"/>
    </style:style>
    <style:style style:name="T111" style:family="text">
      <style:text-properties fo:color="#000000" loext:opacity="100%" style:font-name="Liberation Serif" fo:font-style="normal" officeooo:rsid="00868cd1" style:font-size-asian="14pt" style:font-style-asian="normal"/>
    </style:style>
    <style:style style:name="T112" style:family="text">
      <style:text-properties fo:color="#000000" loext:opacity="100%" style:font-name="Liberation Serif" fo:font-style="normal" officeooo:rsid="0087d0ec" style:font-size-asian="14pt" style:font-style-asian="normal"/>
    </style:style>
    <style:style style:name="T113" style:family="text">
      <style:text-properties fo:color="#000000" loext:opacity="100%" style:font-name="Liberation Serif" fo:font-style="normal" officeooo:rsid="0088c01f" style:font-size-asian="14pt" style:font-style-asian="normal"/>
    </style:style>
    <style:style style:name="T114" style:family="text">
      <style:text-properties fo:color="#000000" loext:opacity="100%" officeooo:rsid="00a59253"/>
    </style:style>
    <style:style style:name="T115" style:family="text">
      <style:text-properties fo:color="#000000" loext:opacity="100%" fo:font-style="normal" style:font-style-asian="normal"/>
    </style:style>
    <style:style style:name="T116" style:family="text">
      <style:text-properties fo:color="#000000" loext:opacity="100%" fo:font-style="normal" officeooo:rsid="00a6864f" style:font-style-asian="normal"/>
    </style:style>
    <style:style style:name="T117" style:family="text">
      <style:text-properties officeooo:rsid="007eb640"/>
    </style:style>
    <style:style style:name="T118" style:family="text">
      <style:text-properties officeooo:rsid="0080adcc"/>
    </style:style>
    <style:style style:name="T119" style:family="text">
      <style:text-properties officeooo:rsid="0081bdcc"/>
    </style:style>
    <style:style style:name="T120" style:family="text">
      <style:text-properties officeooo:rsid="008360bc"/>
    </style:style>
    <style:style style:name="T121" style:family="text">
      <style:text-properties officeooo:rsid="008ba715"/>
    </style:style>
    <style:style style:name="T122" style:family="text">
      <style:text-properties officeooo:rsid="008d1139"/>
    </style:style>
    <style:style style:name="T123" style:family="text">
      <style:text-properties officeooo:rsid="008d11fd"/>
    </style:style>
    <style:style style:name="T124" style:family="text">
      <style:text-properties officeooo:rsid="008eaea3"/>
    </style:style>
    <style:style style:name="T125" style:family="text">
      <style:text-properties officeooo:rsid="009034ba"/>
    </style:style>
    <style:style style:name="T126" style:family="text">
      <style:text-properties officeooo:rsid="00912d58"/>
    </style:style>
    <style:style style:name="T127" style:family="text">
      <style:text-properties officeooo:rsid="00917131"/>
    </style:style>
    <style:style style:name="T128" style:family="text">
      <style:text-properties officeooo:rsid="00919518"/>
    </style:style>
    <style:style style:name="T129" style:family="text">
      <style:text-properties officeooo:rsid="009329c5"/>
    </style:style>
    <style:style style:name="T130" style:family="text">
      <style:text-properties officeooo:rsid="00949044"/>
    </style:style>
    <style:style style:name="T131" style:family="text">
      <style:text-properties officeooo:rsid="00954d9b"/>
    </style:style>
    <style:style style:name="T132" style:family="text">
      <style:text-properties officeooo:rsid="00961ba1"/>
    </style:style>
    <style:style style:name="T133" style:family="text">
      <style:text-properties officeooo:rsid="0096a5c6"/>
    </style:style>
    <style:style style:name="T134" style:family="text">
      <style:text-properties officeooo:rsid="00989325"/>
    </style:style>
    <style:style style:name="T135" style:family="text">
      <style:text-properties officeooo:rsid="0099e619"/>
    </style:style>
    <style:style style:name="T136" style:family="text">
      <style:text-properties officeooo:rsid="009b6905"/>
    </style:style>
    <style:style style:name="T137" style:family="text">
      <style:text-properties officeooo:rsid="009c10fd"/>
    </style:style>
    <style:style style:name="T138" style:family="text">
      <style:text-properties officeooo:rsid="009cb9c2"/>
    </style:style>
    <style:style style:name="T139" style:family="text">
      <style:text-properties officeooo:rsid="00a0e856"/>
    </style:style>
    <style:style style:name="T140" style:family="text">
      <style:text-properties officeooo:rsid="00a59253"/>
    </style:style>
    <style:style style:name="T141" style:family="text">
      <style:text-properties fo:color="#111111" loext:opacity="100%" fo:font-style="normal" style:font-style-asian="normal"/>
    </style:style>
    <style:style style:name="T142" style:family="text">
      <style:text-properties fo:color="#111111" loext:opacity="100%" fo:font-style="normal" officeooo:rsid="00a6864f" style:font-style-asian="normal"/>
    </style:style>
    <style:style style:name="T143" style:family="text">
      <style:text-properties fo:color="#111111" loext:opacity="100%" fo:font-style="normal" officeooo:rsid="00a85a7a" style:font-style-asian="normal"/>
    </style:style>
    <style:style style:name="T144" style:family="text">
      <style:text-properties fo:color="#111111" loext:opacity="100%" fo:font-style="normal" officeooo:rsid="00a8cc5b" style:font-style-asian="normal"/>
    </style:style>
    <style:style style:name="T145" style:family="text">
      <style:text-properties fo:color="#111111" loext:opacity="100%" fo:font-style="normal" officeooo:rsid="00aab4ce" style:font-style-asian="normal"/>
    </style:style>
    <style:style style:name="T146" style:family="text">
      <style:text-properties fo:color="#111111" loext:opacity="100%" fo:font-style="normal" officeooo:rsid="00ab8749" style:font-style-asian="normal"/>
    </style:style>
    <style:style style:name="T147" style:family="text">
      <style:text-properties fo:color="#111111" loext:opacity="100%" fo:font-style="normal" officeooo:rsid="00ad8393" style:font-style-asian="normal"/>
    </style:style>
    <style:style style:name="T148" style:family="text">
      <style:text-properties officeooo:rsid="00b1ecae"/>
    </style:style>
    <style:style style:name="T149" style:family="text">
      <style:text-properties officeooo:rsid="00b21f68"/>
    </style:style>
    <style:style style:name="T150" style:family="text">
      <style:text-properties officeooo:rsid="00b25fda"/>
    </style:style>
    <style:style style:name="T151" style:family="text">
      <style:text-properties officeooo:rsid="00b2b26d"/>
    </style:style>
    <style:style style:name="T152" style:family="text">
      <style:text-properties officeooo:rsid="00b2c33c"/>
    </style:style>
    <style:style style:name="T153" style:family="text">
      <style:text-properties officeooo:rsid="00b2e74e"/>
    </style:style>
    <style:style style:name="T154" style:family="text">
      <style:text-properties officeooo:rsid="00b4395e"/>
    </style:style>
    <style:style style:name="T155" style:family="text">
      <style:text-properties officeooo:rsid="00b6234a"/>
    </style:style>
    <style:style style:name="T156" style:family="text">
      <style:text-properties officeooo:rsid="00b76e34"/>
    </style:style>
    <style:style style:name="T157" style:family="text">
      <style:text-properties officeooo:rsid="00b83aa0"/>
    </style:style>
    <style:style style:name="T158" style:family="text">
      <style:text-properties officeooo:rsid="00ba30b3"/>
    </style:style>
    <style:style style:name="T159" style:family="text">
      <style:text-properties officeooo:rsid="00bbefb0"/>
    </style:style>
    <style:style style:name="T160" style:family="text">
      <style:text-properties officeooo:rsid="00bd4f1f"/>
    </style:style>
    <style:style style:name="T161" style:family="text">
      <style:text-properties officeooo:rsid="00bfa8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T121">­</text:span>Dependencies:</text:p>
      <text:p text:style-name="P4"/>
      <text:p text:style-name="P36">Graphic user inter<text:span text:style-name="T1">face depends </text:span><text:span text:style-name="T2">on streamlit for creating web application;</text:span></text:p>
      <text:p text:style-name="P36"><text:span text:style-name="T2">on matplotlib for </text:span><text:span text:style-name="T3">plotting graphs;</text:span></text:p>
      <text:p text:style-name="P39">on pandas for creating tables;</text:p>
      <text:p text:style-name="P39"/>
      <text:p text:style-name="P40">Backend depends on pyvisa, python-netdiscover</text:p>
      <text:p text:style-name="P3"/>
      <text:p text:style-name="P37">I recommend running <text:span text:style-name="T139">Streamlit GUI through Brave browser instead of Firefox, as Brave do not crash when Streamlit server is stopped</text:span></text:p>
      <text:p text:style-name="P37"/>
      <text:p text:style-name="P38">Urania desktop is controlled remotely through RustDesk (free open source analog of TeamViewer). Password and 2FA security policies to be established later</text:p>
      <text:p text:style-name="P3"/>
      <text:p text:style-name="P42">Structure of software:</text:p>
      <text:p text:style-name="P1"/>
      <text:p text:style-name="P1"/>
      <text:p text:style-name="P2"><text:span text:style-name="T149">Sampling system</text:span> is operated by 2 independent programs that communicate one with another through JSON files.</text:p>
      <text:p text:style-name="P2"/>
      <text:p text:style-name="P2">One program is responsible for <text:span text:style-name="T148">data collection (changing sample, operating VSC, inquering data from RGA and Ox. analyzer)</text:span>, another one is responsible for data visualisation and graphic user interface.</text:p>
      <text:p text:style-name="P1"/>
      <text:p text:style-name="P1"/>
      <text:p text:style-name="P43">Structure of libraries:</text:p>
      <text:p text:style-name="P43"/>
      <text:p text:style-name="P15">The code consists of the following libraries: <text:span text:style-name="T41">AbnormalityReaction.py; Functions.py; GUI_Settings_Menu.py; JSONoperators.py; main.py; RGA_comms.py; VSC_comms.py; StreamlitGUI.py, </text:span><text:span text:style-name="T121">TaskManagement.py, </text:span><text:span text:style-name="T150">oxygen_analyzer.py, </text:span><text:span text:style-name="T151">SpectrumsManager.py, </text:span><text:span text:style-name="T152">VSC_Gui_Operation.py</text:span></text:p>
      <text:p text:style-name="P15"/>
      <text:p text:style-name="P15"/>
      <text:p text:style-name="P16"><text:span text:style-name="T7"><text:tab/><text:tab/>AbnormalityReaction.py</text:span><text:span text:style-name="T41"> </text:span><text:span text:style-name="T42">library is responsible for finding abnormalities in mass spectrometer readings and report them to user</text:span></text:p>
      <text:p text:style-name="P16"/>
      <text:p text:style-name="P16"><text:tab/><text:span text:style-name="T6">FindAbnormalityInSpectrum</text:span> <text:span text:style-name="T43">function inputs </text:span><text:span text:style-name="T44">a</text:span><text:span text:style-name="T43"> </text:span><text:span text:style-name="T44">single</text:span><text:span text:style-name="T43"> spectrum as dictionary; date and time of this spectrum; filename of log; filename of </text:span><text:span text:style-name="T45">file with quality standarts and options</text:span></text:p>
      <text:p text:style-name="P16"/>
      <text:p text:style-name="P17">This functions compares each PPM reading for integer molar masses in spectrum to tolerance boundaries set in the <text:span text:style-name="T45">quality standarts</text:span> file.</text:p>
      <text:p text:style-name="P17"><text:soft-page-break/></text:p>
      <text:p text:style-name="P17">This function may run in ambient and on-demand mode, depending whether DoReportToJSON is True or False. If True, function <text:span text:style-name="T47">is supposed to run right after </text:span><text:span text:style-name="T48">spectrum is obtained. It reports all abnormalities to JSON log. If False, function is supposed to run on-demand via GUI; and display all abnormalities to user via GUI</text:span></text:p>
      <text:p text:style-name="P17"/>
      <text:p text:style-name="P18"/>
      <text:p text:style-name="P18"><text:span text:style-name="T6"><text:tab/><text:tab/>Functions.py</text:span> library <text:span text:style-name="T49">contains functions that do not fit into any other library.</text:span></text:p>
      <text:p text:style-name="P18"/>
      <text:p text:style-name="P19"><text:tab/><text:span text:style-name="T6">get_time_list</text:span> function <text:span text:style-name="T50">inputs list of spectrums and returns list of corresponding moments of time; at which those spectrums were recorded</text:span></text:p>
      <text:p text:style-name="P19"/>
      <text:p text:style-name="P20"><text:tab/><text:span text:style-name="T8">plot_mass </text:span><text:span text:style-name="T51">function </text:span><text:span text:style-name="T52">inputs list of spectrums and desired index; and outputs the list of PPM’s corresponding to given index. For example, it can return all third elements </text:span></text:p>
      <text:p text:style-name="P33">from list of lists.</text:p>
      <text:p text:style-name="P20"/>
      <text:p text:style-name="P20"/>
      <text:p text:style-name="P20"><text:tab/><text:tab/> <text:span text:style-name="T7">GUI_Settings_Menu.py</text:span><text:span text:style-name="T41"> </text:span><text:span text:style-name="T66">library</text:span><text:span text:style-name="T53"> </text:span><text:span text:style-name="T54">is responsible for settings menu that runs through </text:span><text:span text:style-name="T55">graphic user interface</text:span><text:span text:style-name="T54">. </text:span><text:span text:style-name="T56">It contains functions to modify JSON settings config that other pages rely on.</text:span></text:p>
      <text:p text:style-name="P20"/>
      <text:p text:style-name="P20"><text:tab/><text:span text:style-name="T9">reset_to_default</text:span><text:span text:style-name="T56"> function erases </text:span><text:span text:style-name="T57">currently used JSON config and overwrites it with factiory default JSON config</text:span></text:p>
      <text:p text:style-name="P20"/>
      <text:p text:style-name="P20"><text:tab/><text:span text:style-name="T10">apply_page_settings</text:span><text:span text:style-name="T58"> function </text:span><text:span text:style-name="T59">replaces given line in JSON config with desired line. Different lines in JSON config correspond to different pages of GUI. </text:span><text:span text:style-name="T61">It reads old JSON config and makes full copy of it with exception of desired </text:span><text:span text:style-name="T62">line</text:span><text:span text:style-name="T61">; then, overwriting old config with this copy.</text:span></text:p>
      <text:p text:style-name="P20"/>
      <text:p text:style-name="P21"><text:tab/><text:span text:style-name="T11">modify_*</text:span><text:span text:style-name="T60"> functions </text:span><text:span text:style-name="T62">input Settings dictionary for given line (obtained before) and Settings filename. Those functions let user </text:span><text:span text:style-name="T63">change given parameter, and then call <text:s/></text:span><text:span text:style-name="T10">apply_page_settings</text:span><text:span text:style-name="T58"> function </text:span><text:span text:style-name="T63">to make changes to JSON con</text:span><text:span text:style-name="T64">f</text:span><text:span text:style-name="T63">ig</text:span></text:p>
      <text:p text:style-name="P21"/>
      <text:p text:style-name="P21"><text:tab/><text:span text:style-name="T12">Settings_Page</text:span><text:span text:style-name="T65"> function is a ready–to–use Settings menu that runs through Streamlit</text:span></text:p>
      <text:p text:style-name="P21"/>
      <text:p text:style-name="P21"/>
      <text:p text:style-name="P22"><text:tab/> <text:tab/><text:span text:style-name="T7">JSONoperators.p</text:span><text:span text:style-name="T13">y</text:span><text:span text:style-name="T66"> library </text:span><text:span text:style-name="T67">is responsible for working with JSON files.</text:span></text:p>
      <text:p text:style-name="P22"/>
      <text:p text:style-name="P22"><text:tab/><text:span text:style-name="T14">read_spectrum_json</text:span><text:span text:style-name="T67"> function reads </text:span><text:span text:style-name="T68">all spectrums from JSON file that contains list of spectrums</text:span></text:p>
      <text:p text:style-name="P22"><text:soft-page-break/></text:p>
      <text:p text:style-name="P23"><text:tab/><text:span text:style-name="T15">read_last_spectrums</text:span><text:span text:style-name="T68"> function reads the </text:span><text:span text:style-name="T70">specified</text:span><text:span text:style-name="T68"> amount of last spectrums from JSON file. It calls <text:s/></text:span><text:span text:style-name="T14">read_spectrum_json</text:span><text:span text:style-name="T67"> function </text:span><text:span text:style-name="T68">and cuts off the unwanted spectrums</text:span></text:p>
      <text:p text:style-name="P23"/>
      <text:p text:style-name="P23"><text:tab/><text:span text:style-name="T16">read_period_of_time</text:span><text:span text:style-name="T69"> function </text:span><text:span text:style-name="T71">reads specified amount of spectrums starting from specified moment of time from JSON file. </text:span><text:span text:style-name="T72">For example, it may read 10 most recent spectrums starting from 01 Jun 2024, 14:00:00.</text:span></text:p>
      <text:p text:style-name="P21"/>
      <text:p text:style-name="P21"><text:tab/></text:p>
      <text:p text:style-name="P24"><text:tab/><text:span text:style-name="T6">read_all_page_numbers</text:span> function <text:span text:style-name="T73">reads numbers of all pages that are specified in given JSON config</text:span></text:p>
      <text:p text:style-name="P24"/>
      <text:p text:style-name="P24"><text:tab/><text:tab/><text:span text:style-name="T17">main.py</text:span><text:span text:style-name="T74"> file </text:span><text:span text:style-name="T75">runs the main page of </text:span><text:span text:style-name="T76">graphic user interface</text:span></text:p>
      <text:p text:style-name="P24"/>
      <text:p text:style-name="P24"><text:tab/></text:p>
      <text:p text:style-name="P24"><text:tab/><text:tab/><text:span text:style-name="T18">RGA_comms.py</text:span><text:span text:style-name="T77"> library is responsible for </text:span><text:span text:style-name="T78">sending commands to gas analyser and receiving data from it.</text:span></text:p>
      <text:p text:style-name="P24"/>
      <text:p text:style-name="P24"><text:tab/><text:span text:style-name="T19">SendPacketsToRGA</text:span><text:span text:style-name="T79"> function </text:span><text:span text:style-name="T80">inputs a list of str commands. This functions converts those commands to bytes and sends to RGA via TCP protocol.</text:span></text:p>
      <text:p text:style-name="P25">This function saves all responses from RGA to received_list and returns it.</text:p>
      <text:p text:style-name="P25">This function can execute internal commands such as __listen__ or __wait_for_given_mass__. <text:span text:style-name="T81">Using those functions, user can </text:span><text:span text:style-name="T82">control how commands are sent to RGA; and how output is received.</text:span></text:p>
      <text:p text:style-name="P26">This function raises an error if “ERROR” keyword is detected in output.</text:p>
      <text:p text:style-name="P26"/>
      <text:p text:style-name="P26"><text:tab/><text:span text:style-name="T20">GetMassSpectrum</text:span><text:span text:style-name="T83"> function </text:span><text:span text:style-name="T84">creates a list of prompts for mass spectrometer to receive a mass spectrum with specified initial mass, amount of steps, step length and accuracy. </text:span><text:span text:style-name="T85">It sends this list of prompts to RGA; receives output, converts the output to </text:span><text:span text:style-name="T86">required format and </text:span></text:p>
      <text:p text:style-name="P26"/>
      <text:p text:style-name="P27"><text:tab/><text:span text:style-name="T21">AppendSpectrumJSON</text:span><text:span text:style-name="T87"> function </text:span><text:span text:style-name="T88">reads specifications (</text:span><text:span text:style-name="T84">initial mass, amount of steps, step length and accuracy</text:span><text:span text:style-name="T88">) from metadata in spectrum JSON file; </text:span><text:span text:style-name="T89">calls </text:span><text:span text:style-name="T20">GetMassSpectrum </text:span><text:span text:style-name="T89">to </text:span><text:span text:style-name="T90">get spectrum and writes this spectrum to JSON file</text:span></text:p>
      <text:p text:style-name="P27"/>
      <text:p text:style-name="P27"><text:tab/><text:tab/></text:p>
      <text:p text:style-name="P27"><text:tab/><text:tab/><text:span text:style-name="T22">VSC_comms</text:span><text:span text:style-name="T91"> library is responsible for communication with vaccuum control system</text:span></text:p>
      <text:p text:style-name="P27"/>
      <text:p text:style-name="P27"><text:tab/><text:span text:style-name="T30">SendCommand</text:span><text:span text:style-name="T132"> function is responsible for sending individual command to vaccuum system controller.</text:span></text:p>
      <text:p text:style-name="P27"/>
      <text:p text:style-name="P27"><text:soft-page-break/><text:tab/><text:span text:style-name="T132">Functions with </text:span><text:span text:style-name="T30">read</text:span><text:span text:style-name="T132"> and </text:span><text:span text:style-name="T30">change</text:span><text:span text:style-name="T132"> keyword in this library are responsible for individual actions (open/close/setpoint of single device, read pressure and mass flow of single device and etc.) on connected devices.</text:span></text:p>
      <text:p text:style-name="P27"/>
      <text:p text:style-name="P27"><text:tab/><text:span text:style-name="T30">ConvertEngineerNotation</text:span><text:span text:style-name="T132"> and </text:span><text:span text:style-name="T30">ConvertToEngNotation</text:span><text:span text:style-name="T132"> </text:span><text:span text:style-name="T133">are technical functions,</text:span><text:span text:style-name="T132"> responsible for converting </text:span><text:span text:style-name="T133">numbers from Python format to format, used by VSC</text:span></text:p>
      <text:p text:style-name="P27"/>
      <text:p text:style-name="P28"><text:tab/><text:span text:style-name="T31">StabilizePressure</text:span><text:span text:style-name="T134"> is an experimental function that gradually closes an MFC until target pressure is reached at Pressure Controller. </text:span><text:span text:style-name="T135">Right now there are no plans to use it</text:span></text:p>
      <text:p text:style-name="P28"><text:tab/><text:span text:style-name="T32">IncreaseFlowRate </text:span><text:span text:style-name="T134">is an experimental function that gradually </text:span><text:span text:style-name="T135">opens</text:span><text:span text:style-name="T134"> an MFC </text:span><text:span text:style-name="T135">while maintaining </text:span><text:span text:style-name="T134">target pressure at Pressure Controller. </text:span><text:span text:style-name="T135">Right now there are no plans to use it</text:span></text:p>
      <text:p text:style-name="P28"/>
      <text:p text:style-name="P28"><text:tab/><text:span text:style-name="T33">SmartCloseMFC</text:span><text:span text:style-name="T136"> is a function that partially or fully closes MFC such that pressure on Pressure Controller will not exceed 760 torr. It relies on experimentally obtained function to do so.</text:span></text:p>
      <text:p text:style-name="P28"/>
      <text:p text:style-name="P28"><text:tab/><text:span text:style-name="T34">FullQuery</text:span><text:span text:style-name="T137"> is a function that displays all data from all sensors.</text:span></text:p>
      <text:p text:style-name="P28"/>
      <text:p text:style-name="P28"><text:tab/></text:p>
      <text:p text:style-name="P28"><text:tab/><text:tab/><text:span text:style-name="T34">VSC_Manual_Operation</text:span><text:span text:style-name="T137"> is a program that should be run through terminal with sudo privileges. </text:span><text:span text:style-name="T138">It displays all data about VSC and lets user manually operate it.</text:span></text:p>
      <text:p text:style-name="P27"/>
      <text:p text:style-name="P27"/>
      <text:p text:style-name="P27"/>
      <text:p text:style-name="P27"><text:tab/><text:tab/><text:span text:style-name="T35">oxygen_analyzer.py</text:span><text:span text:style-name="T153"> library </text:span><text:span text:style-name="T154">is responsible for inquiring oxygen concentration from </text:span><text:span text:style-name="T155">oxygen analyzer</text:span></text:p>
      <text:p text:style-name="P27"/>
      <text:p text:style-name="P27"><text:tab/><text:tab/><text:span text:style-name="T36">GUI_Task_Manager.</text:span><text:span text:style-name="T37">py</text:span><text:span text:style-name="T156"> is responsible for </text:span><text:span text:style-name="T157">managing tasks through web application</text:span></text:p>
      <text:p text:style-name="P27"/>
      <text:p text:style-name="P27"><text:tab/><text:tab/><text:span text:style-name="T38">VSC_Gui_Operation.py</text:span><text:span text:style-name="T158"> is responsible for controlling vsc and multi inlet valve through web application</text:span></text:p>
      <text:p text:style-name="P27"><text:tab/></text:p>
      <text:p text:style-name="P27"><text:tab/><text:tab/></text:p>
      <text:p text:style-name="P27"><text:tab/><text:tab/><text:span text:style-name="T39">Technical.py </text:span><text:span text:style-name="T159">page is responsible for pinging RGA and </text:span><text:span text:style-name="T160">detecting it’s IP address. It is a separate page for fail safety</text:span></text:p>
      <text:p text:style-name="P27"/>
      <text:p text:style-name="P27"/>
      <text:p text:style-name="P27"><text:tab/><text:tab/><text:span text:style-name="T23">StreamlitGUI.py</text:span><text:span text:style-name="T92"> library is responsible for </text:span><text:span text:style-name="T93">data visualisation through web application.</text:span></text:p>
      <text:p text:style-name="P27"/>
      <text:p text:style-name="P27"><text:soft-page-break/><text:tab/><text:span text:style-name="T24">date_time_input</text:span><text:span text:style-name="T94"> function </text:span><text:span text:style-name="T95">create widgets for date input and time inputs; allowing user to search </text:span><text:span text:style-name="T96">for scans made at given moment of time</text:span></text:p>
      <text:p text:style-name="P27"/>
      <text:p text:style-name="P27"/>
      <text:p text:style-name="P27"/>
      <text:p text:style-name="P27"><text:tab/><text:span text:style-name="T25">constant_time_spectrum</text:span><text:span text:style-name="T97"> function plots a graph with molar mass at X axis and PPM at Y axis for specified moment of time. </text:span><text:span text:style-name="T98">Using slider, user can scroll through different moments of time</text:span></text:p>
      <text:p text:style-name="P27"/>
      <text:p text:style-name="P29"><text:span text:style-name="T6"><text:tab/>constant_time_spectrum_table</text:span> prints table with numerical value for previous function</text:p>
      <text:p text:style-name="P29"/>
      <text:p text:style-name="P29"><text:tab/><text:span text:style-name="T26">constant_mass_spectrum</text:span><text:span text:style-name="T99"> function plots graph with time at X axis and PPM in Y axis for range of specified molar masses. </text:span><text:span text:style-name="T106">User can input desired molar mass through text input widget</text:span></text:p>
      <text:p text:style-name="P29"/>
      <text:p text:style-name="P29"><text:tab/><text:span text:style-name="T27">display_one_sample_data</text:span><text:span text:style-name="T100"> function </text:span><text:span text:style-name="T101">creates a ready-to-use data visualisation page with three different types of graphs displayed. </text:span><text:span text:style-name="T102">It displays widgets for user to select preferred searching mode </text:span><text:span text:style-name="T103">(either display </text:span><text:span text:style-name="T104">most recent</text:span><text:span text:style-name="T103"> spectrums or search for </text:span><text:span text:style-name="T104">specific</text:span><text:span text:style-name="T103"> moment of time), </text:span><text:span text:style-name="T105">to select moment of time.</text:span></text:p>
      <text:p text:style-name="P29"/>
      <text:p text:style-name="P29"/>
      <text:p text:style-name="P29"><text:tab/></text:p>
      <text:p text:style-name="P29"><text:tab/><text:tab/><text:span text:style-name="T29">TaskManagement.py</text:span><text:span text:style-name="T122"> library is responsible for managing the task list</text:span></text:p>
      <text:p text:style-name="P29"/>
      <text:p text:style-name="P29"><text:tab/><text:span text:style-name="T123">GetTaskList name function reads main config and returns name of task list</text:span></text:p>
      <text:p text:style-name="P29"><text:tab/></text:p>
      <text:p text:style-name="P29"><text:tab/><text:span text:style-name="T123">UpdateTaskList function overwrites previous task list with current one</text:span></text:p>
      <text:p text:style-name="P29"/>
      <text:p text:style-name="P30"><text:tab/><text:span text:style-name="T124">CheckForEmergencyTasks function </text:span><text:span text:style-name="T125">checks the task list for emergency task; returns either True,Task_Name or False,None and updates required amount of executions for emergency task</text:span></text:p>
      <text:p text:style-name="P29"/>
      <text:p text:style-name="P30"><text:tab/><text:span text:style-name="T126">CheckForScheduledTasks function check </text:span><text:span text:style-name="T125">the task list for </text:span><text:span text:style-name="T126">scheduled</text:span><text:span text:style-name="T125"> task; returns either True,Task_Name or False,None and updates </text:span><text:span text:style-name="T126">the most recent execution time for executed task</text:span></text:p>
      <text:p text:style-name="P30"/>
      <text:p text:style-name="P30"><text:tab/><text:span text:style-name="T127">GetAmountOfASAPTasks reads the task list </text:span><text:span text:style-name="T128">and gets the amount of regular tasks</text:span></text:p>
      <text:p text:style-name="P30"/>
      <text:p text:style-name="P30"><text:tab/><text:span text:style-name="T128">GetASAPTask reads the task list; returns the name of required regular task and updates the number of most recently executed task</text:span></text:p>
      <text:p text:style-name="P30"/>
      <text:p text:style-name="P30"><text:soft-page-break/><text:tab/><text:span text:style-name="T128">GetTasks reads the task list; returns name of emergency task if any is there; returns name of scheduled task if any is there; or returns amount of regular task</text:span></text:p>
      <text:p text:style-name="P29"><text:tab/></text:p>
      <text:p text:style-name="P15"/>
      <text:p text:style-name="P1"/>
      <text:p text:style-name="P1"/>
      <text:p text:style-name="P41">Structure of JSON files:</text:p>
      <text:p text:style-name="P41"/>
      <text:p text:style-name="P6">Spectrum file format</text:p>
      <text:p text:style-name="P41"/>
      <text:p text:style-name="P8">Spectrum files contain results produced from the same pipe over different moments of time in following format:</text:p>
      <text:p text:style-name="P8"/>
      <text:p text:style-name="P45"><text:span text:style-name="T46">{"class":"metadata",</text:span><text:span text:style-name="T108">"valve_number":1,"is_a_spectrum":"True","initial_value":1,"amount_of_scans":4096,"step":0.03125</text:span><text:span text:style-name="T46">}</text:span></text:p>
      <text:p text:style-name="P9"/>
      <text:p text:style-name="P8">{"class":"spectrum","time":<text:span text:style-name="T4">x</text:span>,”<text:span text:style-name="T129">ox</text:span><text:span text:style-name="T130">y</text:span><text:span text:style-name="T129">gen</text:span>”:<text:span text:style-name="T129">y,</text:span>"array":[<text:span text:style-name="T4">x1,x2,x3...</text:span>]}</text:p>
      <text:p text:style-name="P8"/>
      <text:p text:style-name="P10">Time is formatted as seconds since 01 Jan 1970 <text:span text:style-name="T118">using standard Python </text:span><text:span text:style-name="T28">datetime</text:span><text:span text:style-name="T118"> library</text:span></text:p>
      <text:p text:style-name="P10"/>
      <text:p text:style-name="P11">“<text:span text:style-name="T119">Metadata</text:span>” <text:span text:style-name="T119">line contains </text:span><text:span text:style-name="T120">valve_number (position of multi-inlet valve corresponding for this spectrum), </text:span><text:span text:style-name="T109">"is_a_spectrum":"True" </text:span><text:span text:style-name="T111">entry</text:span><text:span text:style-name="T110"> for error prevention; “</text:span><text:span text:style-name="T111">initial_value</text:span><text:span text:style-name="T110">”, “</text:span><text:span text:style-name="T111">amount_of_scans</text:span><text:span text:style-name="T110">” </text:span><text:span text:style-name="T111">and “step” enrties </text:span><text:span text:style-name="T112">correspond </text:span><text:span text:style-name="T113">to</text:span><text:span text:style-name="T112"> parameters of scanning</text:span></text:p>
      <text:p text:style-name="P10"/>
      <text:p text:style-name="P10">Array is formatted as <text:span text:style-name="T131">Pascals (raw output)</text:span> for different molar masses starting from “<text:span text:style-name="T117">initial_value”</text:span> with step of “<text:span text:style-name="T117">step</text:span>”</text:p>
      <text:p text:style-name="P10"/>
      <text:p text:style-name="P34">Oxygen is formatted as PPM’s (raw output of oxygen analyser)</text:p>
      <text:p text:style-name="P10"/>
      <text:p text:style-name="P32"/>
      <text:p text:style-name="P41"/>
      <text:p text:style-name="P41"/>
      <text:p text:style-name="P41"/>
      <text:p text:style-name="P41"/>
      <text:p text:style-name="P5">GUI settings file format:</text:p>
      <text:p text:style-name="P44"/>
      <text:p text:style-name="P31">GUI settings file consists of multiple lines; each line corresponds to <text:span text:style-name="T107">settings of corresponding page.</text:span></text:p>
      <text:p text:style-name="P41"/>
      <text:p text:style-name="P13"><text:span text:style-name="T40">Following settings of GUI page are specified in </text:span><text:span text:style-name="T107">each</text:span><text:span text:style-name="T40"> </text:span><text:span text:style-name="T107">line</text:span><text:span text:style-name="T40"> </text:span><text:span text:style-name="T107">of </text:span><text:span text:style-name="T40">settings file</text:span>:</text:p>
      <text:p text:style-name="P13"/>
      <text:p text:style-name="P14"><text:soft-page-break/><text:tab/>- page name</text:p>
      <text:p text:style-name="P14"><text:tab/>- name of spectrum file</text:p>
      <text:p text:style-name="P14"><text:tab/>- vertical or horizontal orientation</text:p>
      <text:p text:style-name="P14"><text:tab/>- default masses to be displayed on const_mass graph</text:p>
      <text:p text:style-name="P14"><text:tab/>- default amount of spectrums to be displayed</text:p>
      <text:p text:style-name="P14"><text:tab/>- Options whether to display different types of graphs or no</text:p>
      <text:p text:style-name="P13"/>
      <text:p text:style-name="P12">GUI settings has the following format:</text:p>
      <text:p text:style-name="P12"/>
      <text:p text:style-name="P12">{"page_name": "int", "spectrum_filename": "name", "orientation": "vertical"/”horizontal”, "default_amount_of_spectrums": "int", "default_masses": "int1,int2,int3...", "do_display_const_mass": "boolean", "do_display_const_time": "boolean"}</text:p>
      <text:p text:style-name="P12"/>
      <text:p text:style-name="P35">GUI settings line specify which page it belongs to; which JSON file is parsed; <text:span text:style-name="T5">whether page is displayed horizontally or vertically; how much spectrums are displayed; what masses are displayed on const_mass graph; whether each type of graphs is displayed</text:span></text:p>
      <text:p text:style-name="P35"/>
      <text:p text:style-name="P35"/>
      <text:p text:style-name="P35"/>
      <text:p text:style-name="P35"/>
      <text:p text:style-name="P7">Task list format:</text:p>
      <text:p text:style-name="P7"/>
      <text:p text:style-name="P46">Task list consists of one technical line for memory; and <text:span text:style-name="T140">other line correspond to </text:span><text:span text:style-name="T114">each of the tasks.</text:span></text:p>
      <text:p text:style-name="P49"/>
      <text:p text:style-name="P46"><text:span text:style-name="T115">{"class": "regular_log", "last_executed": 1} </text:span><text:span text:style-name="T116">is the technical line that keeps info on last regular task that was executed</text:span></text:p>
      <text:p text:style-name="P50"/>
      <text:p text:style-name="P50"/>
      <text:p text:style-name="P46"><text:span text:style-name="T141">{"class": "task", "name": "pipe1", "type": "regular", "valve_position":1, "filename": "Pipe1scan","scans": 10} </text:span><text:span text:style-name="T142">is the example of Regular task. It contains information of required valve position, on filename in which </text:span><text:span text:style-name="T143">data would be stored, and the amount of scans.</text:span></text:p>
      <text:p text:style-name="P51"/>
      <text:p text:style-name="P51"/>
      <text:p text:style-name="P47"><text:span text:style-name="T143">{"class": "task", "name": "pipe</text:span><text:span text:style-name="T145">2</text:span><text:span text:style-name="T143">", "type": "</text:span><text:span text:style-name="T144">scheduled</text:span><text:span text:style-name="T143">", “</text:span><text:span text:style-name="T144">last_execution</text:span><text:span text:style-name="T143">”:</text:span><text:span text:style-name="T144">1000</text:span><text:span text:style-name="T143">, ”</text:span><text:span text:style-name="T144">freq</text:span><text:span text:style-name="T143">”</text:span><text:span text:style-name="T144">:100, </text:span><text:span text:style-name="T143">"valve_position":1, "filename": "Pipe1scan","scans": 10} </text:span><text:span text:style-name="T144">is the example of scheduled task. It contains additional information </text:span><text:span text:style-name="T145">on execution frequency (for example, 100 means 1 execution in 100 seconds) and memory cell that contains last execution time.</text:span></text:p>
      <text:p text:style-name="P52"/>
      <text:p text:style-name="P52"><text:soft-page-break/></text:p>
      <text:p text:style-name="P48"><text:span text:style-name="T145">{"class": "task", "name": "pipe</text:span><text:span text:style-name="T146">3</text:span><text:span text:style-name="T145">", "type": "</text:span><text:span text:style-name="T146">emergency</text:span><text:span text:style-name="T145">",”</text:span><text:span text:style-name="T146">how_much_executions</text:span><text:span text:style-name="T145">”</text:span><text:span text:style-name="T146">:5</text:span><text:span text:style-name="T145">, "valve_position":1, "filename": "Pipe1scan","scans": 10} </text:span><text:span text:style-name="T144">is the example of </text:span><text:span text:style-name="T147">emergency</text:span><text:span text:style-name="T144"> task. It contains additional information </text:span><text:span text:style-name="T145">on </text:span><text:span text:style-name="T147">amount of executions. If not specified, amount of executions is 1 (task is executed only once and then deleted from task list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9:59:59.040076634</meta:creation-date>
    <meta:generator>LibreOffice/24.2.4.2$Linux_X86_64 LibreOffice_project/420$Build-2</meta:generator>
    <dc:date>2024-08-27T14:00:47.896186613</dc:date>
    <meta:editing-duration>PT10H14M57S</meta:editing-duration>
    <meta:editing-cycles>178</meta:editing-cycles>
    <meta:document-statistic meta:table-count="0" meta:image-count="0" meta:object-count="0" meta:page-count="8" meta:paragraph-count="101" meta:word-count="1624" meta:character-count="11488" meta:non-whitespace-character-count="9875"/>
  </office:meta>
</office:document-meta>
</file>